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#DENumme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rd-1 D</text:p>
          </table:table-cell>
          <table:table-cell office:value-type="string" calcext:value-type="string">
            <text:p>Card-6 GS</text:p>
          </table:table-cell>
          <table:table-cell office:value-type="string" calcext:value-type="string">
            <text:p>Card-7 SI</text:p>
          </table:table-cell>
          <table:table-cell office:value-type="string" calcext:value-type="string">
            <text:p>CodeList</text:p>
          </table:table-cell>
        </table:table-row>
        <table:table-row table:style-name="ro1">
          <table:table-cell office:value-type="string" calcext:value-type="string">
            <text:p>11 01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1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2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02 001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3 000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 03 001 000</text:p>
          </table:table-cell>
          <table:table-cell table:number-columns-repeated="9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1 09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09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1 10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1 10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1 000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1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2 000</text:p>
          </table:table-cell>
          <table:table-cell table:number-columns-repeated="9" office:value-type="string" calcext:value-type="string">
            <text:p>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1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1 007 000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0 000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2 008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02 009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0 000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5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06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3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3 014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4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0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1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5 002 000</text:p>
          </table:table-cell>
          <table:table-cell table:number-columns-repeated="8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8 000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 08 001 000</text:p>
          </table:table-cell>
          <table:table-cell table:number-columns-repeated="8" office:value-type="string" calcext:value-type="string">
            <text:p>c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09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09 001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0 000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10 001 000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0 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1 002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2 11 015 000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2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01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2 12 080 000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00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6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7 000</text:p>
          </table:table-cell>
          <table:table-cell office:value-type="string" calcext:value-type="string">
            <text:p>a</text:p>
          </table:table-cell>
          <table:table-cell/>
          <table:table-cell table:number-columns-repeated="4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0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19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0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1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1 018 022</text:p>
          </table:table-cell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00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6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7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0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19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0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1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4 018 022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6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19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1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18 022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5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0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17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30 000</text:p>
          </table:table-cell>
          <table:table-cell table:number-columns-repeated="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13 06 074 000</text:p>
          </table:table-cell>
          <table:table-cell table:number-columns-repeated="8"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1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5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6 074 076</text:p>
          </table:table-cell>
          <table:table-cell table:number-columns-repeated="8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8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00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6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7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0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19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0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1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13 09 018 022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3:45:46.51357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30T16:19:38.902696172</meta:creation-date>
    <dc:date>2021-12-10T15:41:37.009107846</dc:date>
    <meta:editing-duration>PT6H1M31S</meta:editing-duration>
    <meta:editing-cycles>37</meta:editing-cycles>
    <meta:generator>LibreOffice/6.4.7.2$MacOSX_X86_64 LibreOffice_project/639b8ac485750d5696d7590a72ef1b496725cfb5</meta:generator>
    <meta:document-statistic meta:table-count="1" meta:cell-count="1042" meta:object-count="0"/>
  </office:meta>
</office:document-meta>
</file>